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i>w</mi>
              <mo stretchy="false">̄</mo>
            </mover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frac>
              <mn>1</mn>
              <mn>2</mn>
            </mfrac>
            <msub>
              <mo stretchy="false">ϵ</mo>
              <mtext>r</mtext>
            </msub>
            <msub>
              <mo stretchy="false">ϵ</mo>
              <mtext>0</mtext>
            </msub>
            <msup>
              <mrow>
                <mo stretchy="false">∣</mo>
                <mrow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n>0</mn>
                  </msub>
                </mrow>
                <mo stretchy="false">∣</mo>
              </mrow>
              <mn>2</mn>
            </msup>
            <mrow>
              <mi/>
              <mo stretchy="false">=</mo>
              <mi/>
            </mrow>
            <mfrac>
              <mn>1</mn>
              <mrow>
                <mn>2</mn>
                <msub>
                  <mo stretchy="false">μ</mo>
                  <mtext>r</mtext>
                </msub>
                <msub>
                  <mo stretchy="false">μ</mo>
                  <mtext>0</mtext>
                </msub>
              </mrow>
            </mfrac>
            <msup>
              <mrow>
                <mo stretchy="false">∣</mo>
                <mrow>
                  <msub>
                    <mrow>
                      <mstyle mathvariant="bold">
                        <mrow>
                          <mi>B</mi>
                        </mrow>
                      </mstyle>
                    </mrow>
                    <mn>0</mn>
                  </msub>
                </mrow>
                <mo stretchy="false">∣</mo>
              </mrow>
              <mn>2</mn>
            </msup>
          </mrow>
        </mtd>
      </mtr>
      <mtr>
        <mtd>
          <mrow/>
        </mtd>
      </mtr>
      <mtr>
        <mtd>
          <mrow>
            <mover accent="true">
              <mstyle mathvariant="bold">
                <mrow>
                  <mi>S</mi>
                </mrow>
              </mstyle>
              <mo stretchy="false">̄</mo>
            </mover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  <mfrac>
              <mn>1</mn>
              <mn>2</mn>
            </mfrac>
            <msqrt>
              <mrow>
                <mfrac>
                  <mrow>
                    <msub>
                      <mo stretchy="false">ϵ</mo>
                      <mtext>r</mtext>
                    </msub>
                    <msub>
                      <mo stretchy="false">ϵ</mo>
                      <mtext>0</mtext>
                    </msub>
                  </mrow>
                  <mrow>
                    <msub>
                      <mo stretchy="false">μ</mo>
                      <mtext>r</mtext>
                    </msub>
                    <msub>
                      <mo stretchy="false">μ</mo>
                      <mtext>0</mtext>
                    </msub>
                  </mrow>
                </mfrac>
              </mrow>
            </msqrt>
            <mi/>
            <msup>
              <mrow>
                <mo stretchy="false">∣</mo>
                <mrow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n>0</mn>
                  </msub>
                </mrow>
                <mo stretchy="false">∣</mo>
              </mrow>
              <mn>2</mn>
            </msup>
            <mfrac>
              <mstyle mathvariant="bold">
                <mrow>
                  <mi>k</mi>
                </mrow>
              </mstyle>
              <mi>k</mi>
            </mfrac>
          </mrow>
        </mtd>
      </mtr>
    </mtable>
    <annotation encoding="StarMath 5.0">bar w (bold r , t) `=` 1 over 2 %iepsilon _"r" %epsilon _"0" lline {bold E}_0 rline ^2 `=` 1 over {2 %imu _"r" %mu _"0"} lline {bold B}_0 rline ^2 newline newline

bar bold S (bold r , t) `=` 1 over 2 sqrt{{%iepsilon _"r" %epsilon _"0"} over {%imu _"r" %mu _"0"}} ` lline {bold E}_0 rline ^2 bold k over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1:27:20.127000000</meta:creation-date>
    <meta:generator>LibreOffice/4.1.4.2$Windows_x86 LibreOffice_project/0a0440ccc0227ad9829de5f46be37cfb6edcf72</meta:generator>
  </office:meta>
</office:document-meta>
</file>